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17" calcext:value-type="float">
            <text:p>317</text:p>
          </table:table-cell>
          <table:table-cell table:formula="of:=((([.B1]+[.C1]+[.D1])/3)*100)/325" office:value-type="float" office:value="98.0512820512821" calcext:value-type="float">
            <text:p>98.05128205128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3" calcext:value-type="float">
            <text:p>323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table:formula="of:=((([.B2]+[.C2]+[.D2])/3)*100)/325" office:value-type="float" office:value="98.6666666666667" calcext:value-type="float">
            <text:p>98.66666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table:formula="of:=((([.B3]+[.C3]+[.D3])/3)*100)/325" office:value-type="float" office:value="99.0769230769231" calcext:value-type="float">
            <text:p>99.07692307692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2" calcext:value-type="float">
            <text:p>322</text:p>
          </table:table-cell>
          <table:table-cell office:value-type="float" office:value="321" calcext:value-type="float">
            <text:p>321</text:p>
          </table:table-cell>
          <table:table-cell office:value-type="float" office:value="317" calcext:value-type="float">
            <text:p>317</text:p>
          </table:table-cell>
          <table:table-cell table:formula="of:=((([.B4]+[.C4]+[.D4])/3)*100)/325" office:value-type="float" office:value="98.4615384615385" calcext:value-type="float">
            <text:p>98.46153846153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float" office:value="317" calcext:value-type="float">
            <text:p>317</text:p>
          </table:table-cell>
          <table:table-cell table:formula="of:=((([.B5]+[.C5]+[.D5])/3)*100)/325" office:value-type="float" office:value="98.1538461538462" calcext:value-type="float">
            <text:p>98.15384615384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3" calcext:value-type="float">
            <text:p>323</text:p>
          </table:table-cell>
          <table:table-cell office:value-type="float" office:value="322" calcext:value-type="float">
            <text:p>322</text:p>
          </table:table-cell>
          <table:table-cell office:value-type="float" office:value="317" calcext:value-type="float">
            <text:p>317</text:p>
          </table:table-cell>
          <table:table-cell table:formula="of:=((([.B6]+[.C6]+[.D6])/3)*100)/325" office:value-type="float" office:value="98.6666666666667" calcext:value-type="float">
            <text:p>98.66666666666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324" calcext:value-type="float">
            <text:p>324</text:p>
          </table:table-cell>
          <table:table-cell table:formula="of:=((([.B7]+[.C7]+[.D7])/3)*100)/325" office:value-type="float" office:value="99.2820512820513" calcext:value-type="float">
            <text:p>99.28205128205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322" calcext:value-type="float">
            <text:p>322</text:p>
          </table:table-cell>
          <table:table-cell office:value-type="float" office:value="321" calcext:value-type="float">
            <text:p>321</text:p>
          </table:table-cell>
          <table:table-cell table:formula="of:=((([.B8]+[.C8]+[.D8])/3)*100)/325" office:value-type="float" office:value="98.974358974359" calcext:value-type="float">
            <text:p>98.9743589743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17" calcext:value-type="float">
            <text:p>317</text:p>
          </table:table-cell>
          <table:table-cell table:formula="of:=((([.B9]+[.C9]+[.D9])/3)*100)/325" office:value-type="float" office:value="98.3589743589744" calcext:value-type="float">
            <text:p>98.35897435897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2" calcext:value-type="float">
            <text:p>322</text:p>
          </table:table-cell>
          <table:table-cell table:formula="of:=((([.B10]+[.C10]+[.D10])/3)*100)/325" office:value-type="float" office:value="99.1794871794872" calcext:value-type="float">
            <text:p>99.17948717948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23" calcext:value-type="float">
            <text:p>323</text:p>
          </table:table-cell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table:formula="of:=((([.B11]+[.C11]+[.D11])/3)*100)/325" office:value-type="float" office:value="99.3846153846154" calcext:value-type="float">
            <text:p>99.38461538461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24" calcext:value-type="float">
            <text:p>324</text:p>
          </table:table-cell>
          <table:table-cell office:value-type="float" office:value="323" calcext:value-type="float">
            <text:p>323</text:p>
          </table:table-cell>
          <table:table-cell office:value-type="float" office:value="322" calcext:value-type="float">
            <text:p>322</text:p>
          </table:table-cell>
          <table:table-cell table:formula="of:=((([.B12]+[.C12]+[.D12])/3)*100)/325" office:value-type="float" office:value="99.3846153846154" calcext:value-type="float">
            <text:p>99.384615384615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322" calcext:value-type="float">
            <text:p>322</text:p>
          </table:table-cell>
          <table:table-cell table:formula="of:=((([.B13]+[.C13]+[.D13])/3)*100)/325" office:value-type="float" office:value="99.1794871794872" calcext:value-type="float">
            <text:p>99.17948717948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0" calcext:value-type="float">
            <text:p>320</text:p>
          </table:table-cell>
          <table:table-cell table:formula="of:=((([.B14]+[.C14]+[.D14])/3)*100)/325" office:value-type="float" office:value="98.8717948717949" calcext:value-type="float">
            <text:p>98.871794871794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table:formula="of:=((([.B15]+[.C15]+[.D15])/3)*100)/325" office:value-type="float" office:value="98.8717948717949" calcext:value-type="float">
            <text:p>98.871794871794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table:formula="of:=((([.B16]+[.C16]+[.D16])/3)*100)/325" office:value-type="float" office:value="99.0769230769231" calcext:value-type="float">
            <text:p>99.076923076923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table:formula="of:=((([.B17]+[.C17]+[.D17])/3)*100)/325" office:value-type="float" office:value="99.2820512820513" calcext:value-type="float">
            <text:p>99.282051282051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table:formula="of:=((([.B18]+[.C18]+[.D18])/3)*100)/325" office:value-type="float" office:value="99.2820512820513" calcext:value-type="float">
            <text:p>99.282051282051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1" calcext:value-type="float">
            <text:p>321</text:p>
          </table:table-cell>
          <table:table-cell table:formula="of:=((([.B19]+[.C19]+[.D19])/3)*100)/325" office:value-type="float" office:value="99.0769230769231" calcext:value-type="float">
            <text:p>99.07692307692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3" calcext:value-type="float">
            <text:p>323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table:formula="of:=((([.B20]+[.C20]+[.D20])/3)*100)/325" office:value-type="float" office:value="99.2820512820513" calcext:value-type="float">
            <text:p>99.28205128205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21:42:05.075278520</meta:creation-date>
    <dc:date>2020-06-18T21:47:22.845376362</dc:date>
    <meta:editing-duration>PT5M18S</meta:editing-duration>
    <meta:editing-cycles>1</meta:editing-cycles>
    <meta:document-statistic meta:table-count="1" meta:cell-count="100" meta:object-count="0"/>
    <meta:generator>LibreOffice/6.0.7.3$Linux_X86_64 LibreOffice_project/00m0$Build-3</meta:generator>
  </office:meta>
</office:document-meta>
</file>